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49.1pt"/>
    </style:style>
    <style:style style:name="co11" style:family="table-column">
      <style:table-column-properties fo:break-before="auto" style:column-width="58.31pt"/>
    </style:style>
    <style:style style:name="co12" style:family="table-column">
      <style:table-column-properties fo:break-before="auto" style:column-width="39.4pt"/>
    </style:style>
    <style:style style:name="co13" style:family="table-column">
      <style:table-column-properties fo:break-before="auto" style:column-width="47.51pt"/>
    </style:style>
    <style:style style:name="co14" style:family="table-column">
      <style:table-column-properties fo:break-before="auto" style:column-width="44.79pt"/>
    </style:style>
    <style:style style:name="co15" style:family="table-column">
      <style:table-column-properties fo:break-before="auto" style:column-width="46.4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35.74pt"/>
    </style:style>
    <style:style style:name="co19" style:family="table-column">
      <style:table-column-properties fo:break-before="auto" style:column-width="37.3pt"/>
    </style:style>
    <style:style style:name="co20" style:family="table-column">
      <style:table-column-properties fo:break-before="auto" style:column-width="32.66pt"/>
    </style:style>
    <style:style style:name="co21" style:family="table-column">
      <style:table-column-properties fo:break-before="auto" style:column-width="33.39pt"/>
    </style:style>
    <style:style style:name="co22" style:family="table-column">
      <style:table-column-properties fo:break-before="auto" style:column-width="34.95pt"/>
    </style:style>
    <style:style style:name="co23" style:family="table-column">
      <style:table-column-properties fo:break-before="auto" style:column-width="38.81pt"/>
    </style:style>
    <style:style style:name="co24" style:family="table-column">
      <style:table-column-properties fo:break-before="auto" style:column-width="26.45pt"/>
    </style:style>
    <style:style style:name="co25" style:family="table-column">
      <style:table-column-properties fo:break-before="auto" style:column-width="28.8pt"/>
    </style:style>
    <style:style style:name="co26" style:family="table-column">
      <style:table-column-properties fo:break-before="auto" style:column-width="31.86pt"/>
    </style:style>
    <style:style style:name="co27" style:family="table-column">
      <style:table-column-properties fo:break-before="auto" style:column-width="42.69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512732262130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number-columns-repeated="2" table:default-cell-style-name="Default"/>
        <table:table-column table:style-name="co23" table:number-columns-repeated="2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ngDist</text:p>
          </table:table-cell>
          <table:table-cell office:value-type="string" calcext:value-type="string">
            <text:p>sobject_id</text:p>
          </table:table-cell>
          <table:table-cell office:value-type="string" calcext:value-type="string">
            <text:p>std_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2MASS</text:p>
          </table:table-cell>
          <table:table-cell office:value-type="string" calcext:value-type="string">
            <text:p>_RAJ2000</text:p>
          </table:table-cell>
          <table:table-cell office:value-type="string" calcext:value-type="string">
            <text:p>_DEJ2000</text:p>
          </table:table-cell>
          <table:table-cell office:value-type="string" calcext:value-type="string">
            <text:p>HIP</text:p>
          </table:table-cell>
          <table:table-cell/>
          <table:table-cell office:value-type="string" calcext:value-type="string">
            <text:p>Teff</text:p>
          </table:table-cell>
          <table:table-cell office:value-type="string" calcext:value-type="string">
            <text:p>teff_guess</text:p>
          </table:table-cell>
          <table:table-cell office:value-type="string" calcext:value-type="string">
            <text:p>teff_cannon</text:p>
          </table:table-cell>
          <table:table-cell/>
          <table:table-cell office:value-type="string" calcext:value-type="string">
            <text:p>logg</text:p>
          </table:table-cell>
          <table:table-cell office:value-type="string" calcext:value-type="string">
            <text:p>logg_guess</text:p>
          </table:table-cell>
          <table:table-cell office:value-type="string" calcext:value-type="string">
            <text:p>logg_cannon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Fe1</text:p>
          </table:table-cell>
          <table:table-cell office:value-type="string" calcext:value-type="string">
            <text:p>Fe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e/H</text:p>
          </table:table-cell>
          <table:table-cell/>
          <table:table-cell office:value-type="string" calcext:value-type="string">
            <text:p>feh_cannon</text:p>
          </table:table-cell>
          <table:table-cell/>
          <table:table-cell office:value-type="string" calcext:value-type="string">
            <text:p>O/Fe</text:p>
          </table:table-cell>
          <table:table-cell office:value-type="string" calcext:value-type="string">
            <text:p>Na/Fe</text:p>
          </table:table-cell>
          <table:table-cell office:value-type="string" calcext:value-type="string">
            <text:p>Mg/Fe</text:p>
          </table:table-cell>
          <table:table-cell office:value-type="string" calcext:value-type="string">
            <text:p>Al/Fe</text:p>
          </table:table-cell>
          <table:table-cell office:value-type="string" calcext:value-type="string">
            <text:p>Si/Fe</text:p>
          </table:table-cell>
          <table:table-cell office:value-type="string" calcext:value-type="string">
            <text:p>Ca/Fe</text:p>
          </table:table-cell>
          <table:table-cell office:value-type="string" calcext:value-type="string">
            <text:p>Ti/Fe</text:p>
          </table:table-cell>
          <table:table-cell office:value-type="string" calcext:value-type="string">
            <text:p>Cr/Fe</text:p>
          </table:table-cell>
          <table:table-cell office:value-type="string" calcext:value-type="string">
            <text:p>Ni/Fe</text:p>
          </table:table-cell>
          <table:table-cell office:value-type="string" calcext:value-type="string">
            <text:p>Zn/Fe</text:p>
          </table:table-cell>
          <table:table-cell office:value-type="string" calcext:value-type="string">
            <text:p>Y/Fe</text:p>
          </table:table-cell>
          <table:table-cell office:value-type="string" calcext:value-type="string">
            <text:p>Ba/Fe</text:p>
          </table:table-cell>
          <table:table-cell office:value-type="string" calcext:value-type="string">
            <text:p>plx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Ulsr</text:p>
          </table:table-cell>
          <table:table-cell office:value-type="string" calcext:value-type="string">
            <text:p>Vlsr</text:p>
          </table:table-cell>
          <table:table-cell office:value-type="string" calcext:value-type="string">
            <text:p>Wlsr</text:p>
          </table:table-cell>
          <table:table-cell office:value-type="string" calcext:value-type="string">
            <text:p>Rmin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lsr</text:p>
          </table:table-cell>
          <table:table-cell office:value-type="string" calcext:value-type="string">
            <text:p>Fe1H</text:p>
          </table:table-cell>
          <table:table-cell office:value-type="string" calcext:value-type="string">
            <text:p>Fe2H</text:p>
          </table:table-cell>
          <table:table-cell office:value-type="string" calcext:value-type="string">
            <text:p>Simbad</text:p>
          </table:table-cell>
          <table:table-cell office:value-type="string" calcext:value-type="string">
            <text:p>_RA</text:p>
          </table:table-cell>
          <table:table-cell office:value-type="string" calcext:value-type="string">
            <text:p>_DE</text:p>
          </table:table-cell>
        </table:table-row>
        <table:table-row table:style-name="ro1">
          <table:table-cell office:value-type="float" office:value="0.093796" calcext:value-type="float">
            <text:p>0.093796</text:p>
          </table:table-cell>
          <table:table-cell office:value-type="float" office:value="131119001701221" calcext:value-type="float">
            <text:p>131119001701221</text:p>
          </table:table-cell>
          <table:table-cell office:value-type="string" calcext:value-type="string">
            <text:p>HIP30503</text:p>
          </table:table-cell>
          <table:table-cell office:value-type="float" office:value="96.18283192" calcext:value-type="float">
            <text:p>96.18283192</text:p>
          </table:table-cell>
          <table:table-cell office:value-type="float" office:value="-28.780094" calcext:value-type="float">
            <text:p>-28.780094</text:p>
          </table:table-cell>
          <table:table-cell office:value-type="string" calcext:value-type="string">
            <text:p>06244387-2846483</text:p>
          </table:table-cell>
          <table:table-cell office:value-type="float" office:value="96.18283" calcext:value-type="float">
            <text:p>96.18283</text:p>
          </table:table-cell>
          <table:table-cell office:value-type="float" office:value="-28.78012" calcext:value-type="float">
            <text:p>-28.78012</text:p>
          </table:table-cell>
          <table:table-cell office:value-type="float" office:value="30503" calcext:value-type="float">
            <text:p>30503</text:p>
          </table:table-cell>
          <table:table-cell/>
          <table:table-cell office:value-type="float" office:value="5845" calcext:value-type="float">
            <text:p>5845</text:p>
          </table:table-cell>
          <table:table-cell office:value-type="float" office:value="5720.434" calcext:value-type="float">
            <text:p>5720.434</text:p>
          </table:table-cell>
          <table:table-cell office:value-type="float" office:value="5776.69310096" calcext:value-type="float">
            <text:p>5776.69310096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3.903" calcext:value-type="float">
            <text:p>3.903</text:p>
          </table:table-cell>
          <table:table-cell office:value-type="float" office:value="4.31117870484" calcext:value-type="float">
            <text:p>4.3111787048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table:number-columns-repeated="2" office:value-type="float" office:value="7.62" calcext:value-type="float">
            <text:p>7.62</text:p>
          </table:table-cell>
          <table:table-cell office:value-type="float" office:value="1.03" calcext:value-type="float">
            <text:p>1.03</text:p>
          </table:table-cell>
          <table:table-cell office:value-type="float" office:value="4.4" calcext:value-type="float">
            <text:p>4.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388425194232" calcext:value-type="float">
            <text:p>0.0388425194</text:p>
          </table:table-cell>
          <table:table-cell/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45.7" calcext:value-type="float">
            <text:p>45.7</text:p>
          </table:table-cell>
          <table:table-cell office:value-type="float" office:value="0.0219" calcext:value-type="float">
            <text:p>0.02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8.33" calcext:value-type="float">
            <text:p>8.33</text:p>
          </table:table-cell>
          <table:table-cell office:value-type="float" office:value="10.43" calcext:value-type="float">
            <text:p>10.43</text:p>
          </table:table-cell>
          <table:table-cell office:value-type="float" office:value="0.14" calcext:value-type="float">
            <text:p>0.14</text:p>
          </table:table-cell>
          <table:table-cell office:value-type="float" office:value="0.1118" calcext:value-type="float">
            <text:p>0.1118</text:p>
          </table:table-cell>
          <table:table-cell office:value-type="float" office:value="1.0329" calcext:value-type="float">
            <text:p>1.0329</text:p>
          </table:table-cell>
          <table:table-cell office:value-type="float" office:value="7.63" calcext:value-type="float">
            <text:p>7.63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Simbad</text:p>
          </table:table-cell>
          <table:table-cell office:value-type="float" office:value="96.18283" calcext:value-type="float">
            <text:p>96.18283</text:p>
          </table:table-cell>
          <table:table-cell office:value-type="float" office:value="-28.78011" calcext:value-type="float">
            <text:p>-28.78011</text:p>
          </table:table-cell>
        </table:table-row>
        <table:table-row table:style-name="ro1">
          <table:table-cell office:value-type="float" office:value="0.196931" calcext:value-type="float">
            <text:p>0.196931</text:p>
          </table:table-cell>
          <table:table-cell office:value-type="float" office:value="131216003201003" calcext:value-type="float">
            <text:p>131216003201003</text:p>
          </table:table-cell>
          <table:table-cell office:value-type="string" calcext:value-type="string">
            <text:p>HD84937</text:p>
          </table:table-cell>
          <table:table-cell office:value-type="float" office:value="147.233731" calcext:value-type="float">
            <text:p>147.233731</text:p>
          </table:table-cell>
          <table:table-cell office:value-type="float" office:value="13.744314" calcext:value-type="float">
            <text:p>13.744314</text:p>
          </table:table-cell>
          <table:table-cell office:value-type="string" calcext:value-type="string">
            <text:p>09485609+1344395</text:p>
          </table:table-cell>
          <table:table-cell office:value-type="float" office:value="147.23374" calcext:value-type="float">
            <text:p>147.23374</text:p>
          </table:table-cell>
          <table:table-cell office:value-type="float" office:value="13.74426" calcext:value-type="float">
            <text:p>13.74426</text:p>
          </table:table-cell>
          <table:table-cell office:value-type="float" office:value="48152" calcext:value-type="float">
            <text:p>48152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6120.115" calcext:value-type="float">
            <text:p>6120.115</text:p>
          </table:table-cell>
          <table:table-cell office:value-type="float" office:value="6085.46210433" calcext:value-type="float">
            <text:p>6085.46210433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.764" calcext:value-type="float">
            <text:p>1.764</text:p>
          </table:table-cell>
          <table:table-cell office:value-type="float" office:value="3.9976070881" calcext:value-type="float">
            <text:p>3.997607088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5.64" calcext:value-type="float">
            <text:p>5.64</text:p>
          </table:table-cell>
          <table:table-cell office:value-type="float" office:value="5.63" calcext:value-type="float">
            <text:p>5.63</text:p>
          </table:table-cell>
          <table:table-cell office:value-type="float" office:value="0.82" calcext:value-type="float">
            <text:p>0.82</text:p>
          </table:table-cell>
          <table:table-cell office:value-type="float" office:value="10.2" calcext:value-type="float">
            <text:p>10.2</text:p>
          </table:table-cell>
          <table:table-cell office:value-type="float" office:value="-1.92" calcext:value-type="float">
            <text:p>-1.92</text:p>
          </table:table-cell>
          <table:table-cell/>
          <table:table-cell office:value-type="float" office:value="-1.27208213286" calcext:value-type="float">
            <text:p>-1.2720821329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13.74" calcext:value-type="float">
            <text:p>13.74</text:p>
          </table:table-cell>
          <table:table-cell office:value-type="float" office:value="0.0727" calcext:value-type="float">
            <text:p>0.0727</text:p>
          </table:table-cell>
          <table:table-cell office:value-type="float" office:value="215" calcext:value-type="float">
            <text:p>215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4.03" calcext:value-type="float">
            <text:p>14.03</text:p>
          </table:table-cell>
          <table:table-cell office:value-type="float" office:value="8.25" calcext:value-type="float">
            <text:p>8.25</text:p>
          </table:table-cell>
          <table:table-cell office:value-type="float" office:value="0.9653" calcext:value-type="float">
            <text:p>0.9653</text:p>
          </table:table-cell>
          <table:table-cell office:value-type="float" office:value="1.0259" calcext:value-type="float">
            <text:p>1.0259</text:p>
          </table:table-cell>
          <table:table-cell office:value-type="float" office:value="5.65" calcext:value-type="float">
            <text:p>5.6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imbad</text:p>
          </table:table-cell>
          <table:table-cell office:value-type="float" office:value="147.23374" calcext:value-type="float">
            <text:p>147.23374</text:p>
          </table:table-cell>
          <table:table-cell office:value-type="float" office:value="13.74426" calcext:value-type="float">
            <text:p>13.74426</text:p>
          </table:table-cell>
        </table:table-row>
        <table:table-row table:style-name="ro1">
          <table:table-cell office:value-type="float" office:value="0.459806" calcext:value-type="float">
            <text:p>0.459806</text:p>
          </table:table-cell>
          <table:table-cell office:value-type="float" office:value="140114004701165" calcext:value-type="float">
            <text:p>140114004701165</text:p>
          </table:table-cell>
          <table:table-cell office:value-type="string" calcext:value-type="string">
            <text:p>HIP 23941</text:p>
          </table:table-cell>
          <table:table-cell office:value-type="float" office:value="77.1819583333333" calcext:value-type="float">
            <text:p>77.1819583333</text:p>
          </table:table-cell>
          <table:table-cell office:value-type="float" office:value="-4.45625" calcext:value-type="float">
            <text:p>-4.45625</text:p>
          </table:table-cell>
          <table:table-cell office:value-type="string" calcext:value-type="string">
            <text:p>05084368-0427225</text:p>
          </table:table-cell>
          <table:table-cell office:value-type="float" office:value="77.18208" calcext:value-type="float">
            <text:p>77.18208</text:p>
          </table:table-cell>
          <table:table-cell office:value-type="float" office:value="-4.45621" calcext:value-type="float">
            <text:p>-4.45621</text:p>
          </table:table-cell>
          <table:table-cell office:value-type="float" office:value="23941" calcext:value-type="float">
            <text:p>23941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6246.212" calcext:value-type="float">
            <text:p>6246.212</text:p>
          </table:table-cell>
          <table:table-cell office:value-type="float" office:value="6287.90585048" calcext:value-type="float">
            <text:p>6287.90585048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184" calcext:value-type="float">
            <text:p>3.184</text:p>
          </table:table-cell>
          <table:table-cell office:value-type="float" office:value="3.95539643751" calcext:value-type="float">
            <text:p>3.9553964375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1.36" calcext:value-type="float">
            <text:p>1.36</text:p>
          </table:table-cell>
          <table:table-cell office:value-type="float" office:value="3.5" calcext:value-type="float">
            <text:p>3.5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-0.334416147728" calcext:value-type="float">
            <text:p>-0.334416147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9" calcext:value-type="float">
            <text:p>0.29</text:p>
          </table:table-cell>
          <table:table-cell office:value-type="float" office:value="39.28" calcext:value-type="float">
            <text:p>39.28</text:p>
          </table:table-cell>
          <table:table-cell office:value-type="float" office:value="0.0255" calcext:value-type="float">
            <text:p>0.02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.52" calcext:value-type="float">
            <text:p>8.52</text:p>
          </table:table-cell>
          <table:table-cell office:value-type="float" office:value="9.11" calcext:value-type="float">
            <text:p>9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337" calcext:value-type="float">
            <text:p>0.0337</text:p>
          </table:table-cell>
          <table:table-cell office:value-type="float" office:value="1.0108" calcext:value-type="float">
            <text:p>1.0108</text:p>
          </table:table-cell>
          <table:table-cell office:value-type="float" office:value="7.34" calcext:value-type="float">
            <text:p>7.34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Simbad</text:p>
          </table:table-cell>
          <table:table-cell office:value-type="float" office:value="77.18208" calcext:value-type="float">
            <text:p>77.18208</text:p>
          </table:table-cell>
          <table:table-cell office:value-type="float" office:value="-4.45621" calcext:value-type="float">
            <text:p>-4.45621</text:p>
          </table:table-cell>
        </table:table-row>
        <table:table-row table:style-name="ro1">
          <table:table-cell office:value-type="float" office:value="1.38652" calcext:value-type="float">
            <text:p>1.38652</text:p>
          </table:table-cell>
          <table:table-cell office:value-type="float" office:value="140114005001165" calcext:value-type="float">
            <text:p>140114005001165</text:p>
          </table:table-cell>
          <table:table-cell office:value-type="string" calcext:value-type="string">
            <text:p>HIP 23555</text:p>
          </table:table-cell>
          <table:table-cell office:value-type="float" office:value="75.97475" calcext:value-type="float">
            <text:p>75.97475</text:p>
          </table:table-cell>
          <table:table-cell office:value-type="float" office:value="-41.7453333333333" calcext:value-type="float">
            <text:p>-41.7453333333</text:p>
          </table:table-cell>
          <table:table-cell office:value-type="string" calcext:value-type="string">
            <text:p>05035394-4144420</text:p>
          </table:table-cell>
          <table:table-cell office:value-type="float" office:value="75.9748" calcext:value-type="float">
            <text:p>75.9748</text:p>
          </table:table-cell>
          <table:table-cell office:value-type="float" office:value="-41.74495" calcext:value-type="float">
            <text:p>-41.74495</text:p>
          </table:table-cell>
          <table:table-cell office:value-type="float" office:value="23555" calcext:value-type="float">
            <text:p>23555</text:p>
          </table:table-cell>
          <table:table-cell/>
          <table:table-cell office:value-type="float" office:value="6466" calcext:value-type="float">
            <text:p>6466</text:p>
          </table:table-cell>
          <table:table-cell office:value-type="float" office:value="6203.428" calcext:value-type="float">
            <text:p>6203.428</text:p>
          </table:table-cell>
          <table:table-cell office:value-type="float" office:value="6186.40016002" calcext:value-type="float">
            <text:p>6186.40016002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3.944" calcext:value-type="float">
            <text:p>3.944</text:p>
          </table:table-cell>
          <table:table-cell office:value-type="float" office:value="4.20272546663" calcext:value-type="float">
            <text:p>4.2027254666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table:number-columns-repeated="2" office:value-type="float" office:value="7.77" calcext:value-type="float">
            <text:p>7.77</text:p>
          </table:table-cell>
          <table:table-cell office:value-type="float" office:value="1.29" calcext:value-type="float">
            <text:p>1.29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118911783053" calcext:value-type="float">
            <text:p>0.1189117831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31.5" calcext:value-type="float">
            <text:p>31.5</text:p>
          </table:table-cell>
          <table:table-cell office:value-type="float" office:value="0.0318" calcext:value-type="float">
            <text:p>0.0318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7.84" calcext:value-type="float">
            <text:p>7.84</text:p>
          </table:table-cell>
          <table:table-cell office:value-type="float" office:value="9.08" calcext:value-type="float">
            <text:p>9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9967" calcext:value-type="float">
            <text:p>0.9967</text:p>
          </table:table-cell>
          <table:table-cell office:value-type="float" office:value="7.79" calcext:value-type="float">
            <text:p>7.79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Simbad</text:p>
          </table:table-cell>
          <table:table-cell office:value-type="float" office:value="75.9748" calcext:value-type="float">
            <text:p>75.9748</text:p>
          </table:table-cell>
          <table:table-cell office:value-type="float" office:value="-41.74495" calcext:value-type="float">
            <text:p>-41.74495</text:p>
          </table:table-cell>
        </table:table-row>
        <table:table-row table:style-name="ro1">
          <table:table-cell office:value-type="float" office:value="2.022279" calcext:value-type="float">
            <text:p>2.022279</text:p>
          </table:table-cell>
          <table:table-cell office:value-type="float" office:value="140114005301165" calcext:value-type="float">
            <text:p>140114005301165</text:p>
          </table:table-cell>
          <table:table-cell office:value-type="string" calcext:value-type="string">
            <text:p>HIP 24829</text:p>
          </table:table-cell>
          <table:table-cell office:value-type="float" office:value="79.842125" calcext:value-type="float">
            <text:p>79.842125</text:p>
          </table:table-cell>
          <table:table-cell office:value-type="float" office:value="-50.6065277777778" calcext:value-type="float">
            <text:p>-50.6065277778</text:p>
          </table:table-cell>
          <table:table-cell office:value-type="string" calcext:value-type="string">
            <text:p>05192215-5036217</text:p>
          </table:table-cell>
          <table:table-cell office:value-type="float" office:value="79.84223" calcext:value-type="float">
            <text:p>79.84223</text:p>
          </table:table-cell>
          <table:table-cell office:value-type="float" office:value="-50.60597" calcext:value-type="float">
            <text:p>-50.60597</text:p>
          </table:table-cell>
          <table:table-cell office:value-type="float" office:value="24829" calcext:value-type="float">
            <text:p>24829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6145.834" calcext:value-type="float">
            <text:p>6145.834</text:p>
          </table:table-cell>
          <table:table-cell office:value-type="float" office:value="6173.43536473" calcext:value-type="float">
            <text:p>6173.43536473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31" calcext:value-type="float">
            <text:p>3.31</text:p>
          </table:table-cell>
          <table:table-cell office:value-type="float" office:value="3.87973839797" calcext:value-type="float">
            <text:p>3.879738398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table:number-columns-repeated="2" office:value-type="float" office:value="7.62" calcext:value-type="float">
            <text:p>7.62</text:p>
          </table:table-cell>
          <table:table-cell office:value-type="float" office:value="1.39" calcext:value-type="float">
            <text:p>1.39</text:p>
          </table:table-cell>
          <table:table-cell office:value-type="float" office:value="2.6" calcext:value-type="float">
            <text:p>2.6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25368182944" calcext:value-type="float">
            <text:p>0.0253681829</text:p>
          </table:table-cell>
          <table:table-cell table:number-columns-repeated="2"/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0.0357" calcext:value-type="float">
            <text:p>0.0357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6.94" calcext:value-type="float">
            <text:p>6.94</text:p>
          </table:table-cell>
          <table:table-cell office:value-type="float" office:value="9.1" calcext:value-type="float">
            <text:p>9.1</text:p>
          </table:table-cell>
          <table:table-cell office:value-type="float" office:value="0.17" calcext:value-type="float">
            <text:p>0.17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979" calcext:value-type="float">
            <text:p>0.979</text:p>
          </table:table-cell>
          <table:table-cell office:value-type="float" office:value="7.61" calcext:value-type="float">
            <text:p>7.61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Simbad</text:p>
          </table:table-cell>
          <table:table-cell office:value-type="float" office:value="79.84223" calcext:value-type="float">
            <text:p>79.84223</text:p>
          </table:table-cell>
          <table:table-cell office:value-type="float" office:value="-50.60597" calcext:value-type="float">
            <text:p>-50.60597</text:p>
          </table:table-cell>
        </table:table-row>
        <table:table-row table:style-name="ro1">
          <table:table-cell office:value-type="float" office:value="1.061173" calcext:value-type="float">
            <text:p>1.061173</text:p>
          </table:table-cell>
          <table:table-cell office:value-type="float" office:value="140114005801165" calcext:value-type="float">
            <text:p>140114005801165</text:p>
          </table:table-cell>
          <table:table-cell office:value-type="string" calcext:value-type="string">
            <text:p>HIP 72673</text:p>
          </table:table-cell>
          <table:table-cell office:value-type="float" office:value="222.881916666667" calcext:value-type="float">
            <text:p>222.8819166667</text:p>
          </table:table-cell>
          <table:table-cell office:value-type="float" office:value="-60.9310555555556" calcext:value-type="float">
            <text:p>-60.9310555556</text:p>
          </table:table-cell>
          <table:table-cell office:value-type="string" calcext:value-type="string">
            <text:p>14513170-6055508</text:p>
          </table:table-cell>
          <table:table-cell office:value-type="float" office:value="222.88218" calcext:value-type="float">
            <text:p>222.88218</text:p>
          </table:table-cell>
          <table:table-cell office:value-type="float" office:value="-60.93079" calcext:value-type="float">
            <text:p>-60.93079</text:p>
          </table:table-cell>
          <table:table-cell office:value-type="float" office:value="72673" calcext:value-type="float">
            <text:p>72673</text:p>
          </table:table-cell>
          <table:table-cell/>
          <table:table-cell office:value-type="float" office:value="6374" calcext:value-type="float">
            <text:p>6374</text:p>
          </table:table-cell>
          <table:table-cell office:value-type="float" office:value="6131.005" calcext:value-type="float">
            <text:p>6131.005</text:p>
          </table:table-cell>
          <table:table-cell office:value-type="float" office:value="6153.87059491" calcext:value-type="float">
            <text:p>6153.87059491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905" calcext:value-type="float">
            <text:p>2.905</text:p>
          </table:table-cell>
          <table:table-cell office:value-type="float" office:value="4.08768793856" calcext:value-type="float">
            <text:p>4.0876879386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  <table:table-cell office:value-type="float" office:value="1.04" calcext:value-type="float">
            <text:p>1.04</text:p>
          </table:table-cell>
          <table:table-cell office:value-type="float" office:value="4.6" calcext:value-type="float">
            <text:p>4.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0.617031628755" calcext:value-type="float">
            <text:p>-0.6170316288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3" calcext:value-type="float">
            <text:p>-0.03</text:p>
          </table:table-cell>
          <table:table-cell office:value-type="float" office:value="20.06" calcext:value-type="float">
            <text:p>20.06</text:p>
          </table:table-cell>
          <table:table-cell office:value-type="float" office:value="0.0499" calcext:value-type="float">
            <text:p>0.049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.51" calcext:value-type="float">
            <text:p>7.51</text:p>
          </table:table-cell>
          <table:table-cell office:value-type="float" office:value="10.61" calcext:value-type="float">
            <text:p>1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1713" calcext:value-type="float">
            <text:p>0.1713</text:p>
          </table:table-cell>
          <table:table-cell office:value-type="float" office:value="1.025" calcext:value-type="float">
            <text:p>1.025</text:p>
          </table:table-cell>
          <table:table-cell office:value-type="float" office:value="7.01" calcext:value-type="float">
            <text:p>7.01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Simbad</text:p>
          </table:table-cell>
          <table:table-cell office:value-type="float" office:value="222.88218" calcext:value-type="float">
            <text:p>222.88218</text:p>
          </table:table-cell>
          <table:table-cell office:value-type="float" office:value="-60.93079" calcext:value-type="float">
            <text:p>-60.93079</text:p>
          </table:table-cell>
        </table:table-row>
        <table:table-row table:style-name="ro1">
          <table:table-cell office:value-type="float" office:value="0.022044" calcext:value-type="float">
            <text:p>0.022044</text:p>
          </table:table-cell>
          <table:table-cell office:value-type="float" office:value="140708003401078" calcext:value-type="float">
            <text:p>140708003401078</text:p>
          </table:table-cell>
          <table:table-cell office:value-type="string" calcext:value-type="string">
            <text:p>mu Ara</text:p>
          </table:table-cell>
          <table:table-cell office:value-type="float" office:value="266.036254166667" calcext:value-type="float">
            <text:p>266.0362541667</text:p>
          </table:table-cell>
          <table:table-cell office:value-type="float" office:value="-51.8340555555556" calcext:value-type="float">
            <text:p>-51.8340555556</text:p>
          </table:table-cell>
          <table:table-cell office:value-type="string" calcext:value-type="string">
            <text:p>17440870-5150027</text:p>
          </table:table-cell>
          <table:table-cell office:value-type="float" office:value="266.03625" calcext:value-type="float">
            <text:p>266.03625</text:p>
          </table:table-cell>
          <table:table-cell office:value-type="float" office:value="-51.83405" calcext:value-type="float">
            <text:p>-51.83405</text:p>
          </table:table-cell>
          <table:table-cell office:value-type="float" office:value="86796" calcext:value-type="float">
            <text:p>86796</text:p>
          </table:table-cell>
          <table:table-cell/>
          <table:table-cell office:value-type="float" office:value="5720" calcext:value-type="float">
            <text:p>5720</text:p>
          </table:table-cell>
          <table:table-cell office:value-type="float" office:value="5621.064" calcext:value-type="float">
            <text:p>5621.064</text:p>
          </table:table-cell>
          <table:table-cell office:value-type="float" office:value="5657.47463054" calcext:value-type="float">
            <text:p>5657.47463054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873" calcext:value-type="float">
            <text:p>3.873</text:p>
          </table:table-cell>
          <table:table-cell office:value-type="float" office:value="4.15325146763" calcext:value-type="float">
            <text:p>4.1532514676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7.83" calcext:value-type="float">
            <text:p>7.83</text:p>
          </table:table-cell>
          <table:table-cell office:value-type="float" office:value="7.81" calcext:value-type="float">
            <text:p>7.81</text:p>
          </table:table-cell>
          <table:table-cell office:value-type="float" office:value="1.11" calcext:value-type="float">
            <text:p>1.11</text:p>
          </table:table-cell>
          <table:table-cell office:value-type="float" office:value="6.7" calcext:value-type="float">
            <text:p>6.7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280961575602" calcext:value-type="float">
            <text:p>0.280961575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1" calcext:value-type="float">
            <text:p>-0.1</text:p>
          </table:table-cell>
          <table:table-cell office:value-type="float" office:value="-0.08" calcext:value-type="float">
            <text:p>-0.08</text:p>
          </table:table-cell>
          <table:table-cell office:value-type="float" office:value="64.47" calcext:value-type="float">
            <text:p>64.47</text:p>
          </table:table-cell>
          <table:table-cell office:value-type="float" office:value="0.0155" calcext:value-type="float">
            <text:p>0.015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.47" calcext:value-type="float">
            <text:p>8.47</text:p>
          </table:table-cell>
          <table:table-cell office:value-type="float" office:value="8.9" calcext:value-type="float">
            <text:p>8.9</text:p>
          </table:table-cell>
          <table:table-cell office:value-type="float" office:value="0.04" calcext:value-type="float">
            <text:p>0.04</text:p>
          </table:table-cell>
          <table:table-cell office:value-type="float" office:value="0.0246" calcext:value-type="float">
            <text:p>0.0246</text:p>
          </table:table-cell>
          <table:table-cell office:value-type="float" office:value="1.0054" calcext:value-type="float">
            <text:p>1.0054</text:p>
          </table:table-cell>
          <table:table-cell office:value-type="float" office:value="7.81" calcext:value-type="float">
            <text:p>7.81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Simbad</text:p>
          </table:table-cell>
          <table:table-cell office:value-type="float" office:value="266.03625" calcext:value-type="float">
            <text:p>266.03625</text:p>
          </table:table-cell>
          <table:table-cell office:value-type="float" office:value="-51.83405" calcext:value-type="float">
            <text:p>-51.83405</text:p>
          </table:table-cell>
        </table:table-row>
        <table:table-row table:style-name="ro1">
          <table:table-cell office:value-type="float" office:value="0.001324" calcext:value-type="float">
            <text:p>0.001324</text:p>
          </table:table-cell>
          <table:table-cell office:value-type="float" office:value="140708005801203" calcext:value-type="float">
            <text:p>140708005801203</text:p>
          </table:table-cell>
          <table:table-cell office:value-type="string" calcext:value-type="string">
            <text:p>beta Hyi</text:p>
          </table:table-cell>
          <table:table-cell office:value-type="float" office:value="6.43779166666666" calcext:value-type="float">
            <text:p>6.4377916667</text:p>
          </table:table-cell>
          <table:table-cell office:value-type="float" office:value="-77.25425" calcext:value-type="float">
            <text:p>-77.25425</text:p>
          </table:table-cell>
          <table:table-cell office:value-type="string" calcext:value-type="string">
            <text:p>00254416-7715157</text:p>
          </table:table-cell>
          <table:table-cell office:value-type="float" office:value="6.43779" calcext:value-type="float">
            <text:p>6.43779</text:p>
          </table:table-cell>
          <table:table-cell office:value-type="float" office:value="-77.25425" calcext:value-type="float">
            <text:p>-77.25425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5733.652" calcext:value-type="float">
            <text:p>5733.652</text:p>
          </table:table-cell>
          <table:table-cell office:value-type="float" office:value="5783.50904935" calcext:value-type="float">
            <text:p>5783.50904935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341" calcext:value-type="float">
            <text:p>3.341</text:p>
          </table:table-cell>
          <table:table-cell office:value-type="float" office:value="3.92600951094" calcext:value-type="float">
            <text:p>3.9260095109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office:value-type="float" office:value="7.5" calcext:value-type="float">
            <text:p>7.5</text:p>
          </table:table-cell>
          <table:table-cell office:value-type="float" office:value="7.49" calcext:value-type="float">
            <text:p>7.49</text:p>
          </table:table-cell>
          <table:table-cell office:value-type="float" office:value="1.21" calcext:value-type="float">
            <text:p>1.21</text:p>
          </table:table-cell>
          <table:table-cell office:value-type="float" office:value="5.3" calcext:value-type="float">
            <text:p>5.3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-0.111411507897" calcext:value-type="float">
            <text:p>-0.1114115079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office:value-type="float" office:value="134.07" calcext:value-type="float">
            <text:p>134.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-24" calcext:value-type="float">
            <text:p>-24</text:p>
          </table:table-cell>
          <table:table-cell office:value-type="float" office:value="5.93" calcext:value-type="float">
            <text:p>5.93</text:p>
          </table:table-cell>
          <table:table-cell office:value-type="float" office:value="9.2" calcext:value-type="float">
            <text:p>9.2</text:p>
          </table:table-cell>
          <table:table-cell office:value-type="float" office:value="0.31" calcext:value-type="float">
            <text:p>0.31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9603" calcext:value-type="float">
            <text:p>0.9603</text:p>
          </table:table-cell>
          <table:table-cell office:value-type="float" office:value="7.5" calcext:value-type="float">
            <text:p>7.5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Simbad</text:p>
          </table:table-cell>
          <table:table-cell office:value-type="float" office:value="6.43779" calcext:value-type="float">
            <text:p>6.43779</text:p>
          </table:table-cell>
          <table:table-cell office:value-type="float" office:value="-77.25425" calcext:value-type="float">
            <text:p>-77.25425</text:p>
          </table:table-cell>
        </table:table-row>
        <table:table-row table:style-name="ro1">
          <table:table-cell office:value-type="float" office:value="0.035479" calcext:value-type="float">
            <text:p>0.035479</text:p>
          </table:table-cell>
          <table:table-cell office:value-type="float" office:value="140710008301032" calcext:value-type="float">
            <text:p>140710008301032</text:p>
          </table:table-cell>
          <table:table-cell office:value-type="string" calcext:value-type="string">
            <text:p>delta_Eri</text:p>
          </table:table-cell>
          <table:table-cell office:value-type="float" office:value="55.81208" calcext:value-type="float">
            <text:p>55.81208</text:p>
          </table:table-cell>
          <table:table-cell office:value-type="float" office:value="-9.76339" calcext:value-type="float">
            <text:p>-9.76339</text:p>
          </table:table-cell>
          <table:table-cell office:value-type="string" calcext:value-type="string">
            <text:p>03431490-0945490</text:p>
          </table:table-cell>
          <table:table-cell office:value-type="float" office:value="55.81209" calcext:value-type="float">
            <text:p>55.81209</text:p>
          </table:table-cell>
          <table:table-cell office:value-type="float" office:value="-9.76339" calcext:value-type="float">
            <text:p>-9.76339</text:p>
          </table:table-cell>
          <table:table-cell office:value-type="float" office:value="17378" calcext:value-type="float">
            <text:p>17378</text:p>
          </table:table-cell>
          <table:table-cell/>
          <table:table-cell office:value-type="float" office:value="5113" calcext:value-type="float">
            <text:p>5113</text:p>
          </table:table-cell>
          <table:table-cell office:value-type="float" office:value="5034.861" calcext:value-type="float">
            <text:p>5034.861</text:p>
          </table:table-cell>
          <table:table-cell office:value-type="float" office:value="5078.83096364" calcext:value-type="float">
            <text:p>5078.8309636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612" calcext:value-type="float">
            <text:p>3.612</text:p>
          </table:table-cell>
          <table:table-cell office:value-type="float" office:value="3.81590907378" calcext:value-type="float">
            <text:p>3.8159090738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7.76" calcext:value-type="float">
            <text:p>7.76</text:p>
          </table:table-cell>
          <table:table-cell office:value-type="float" office:value="7.75" calcext:value-type="float">
            <text:p>7.75</text:p>
          </table:table-cell>
          <table:table-cell office:value-type="float" office:value="1.01" calcext:value-type="float">
            <text:p>1.01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132664275484" calcext:value-type="float">
            <text:p>0.1326642755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0.61" calcext:value-type="float">
            <text:p>110.61</text:p>
          </table:table-cell>
          <table:table-cell office:value-type="float" office:value="0.009" calcext:value-type="float">
            <text:p>0.009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.5" calcext:value-type="float">
            <text:p>8.5</text:p>
          </table:table-cell>
          <table:table-cell office:value-type="float" office:value="12.43" calcext:value-type="float">
            <text:p>12.43</text:p>
          </table:table-cell>
          <table:table-cell office:value-type="float" office:value="0.31" calcext:value-type="float">
            <text:p>0.3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.0761" calcext:value-type="float">
            <text:p>1.0761</text:p>
          </table:table-cell>
          <table:table-cell office:value-type="float" office:value="7.76" calcext:value-type="float">
            <text:p>7.76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Simbad</text:p>
          </table:table-cell>
          <table:table-cell office:value-type="float" office:value="55.81209" calcext:value-type="float">
            <text:p>55.81209</text:p>
          </table:table-cell>
          <table:table-cell office:value-type="float" office:value="-9.76339" calcext:value-type="float">
            <text:p>-9.76339</text:p>
          </table:table-cell>
        </table:table-row>
        <table:table-row table:style-name="ro1">
          <table:table-cell office:value-type="float" office:value="0.030456" calcext:value-type="float">
            <text:p>0.030456</text:p>
          </table:table-cell>
          <table:table-cell office:value-type="float" office:value="140710009001032" calcext:value-type="float">
            <text:p>140710009001032</text:p>
          </table:table-cell>
          <table:table-cell office:value-type="string" calcext:value-type="string">
            <text:p>HD22879</text:p>
          </table:table-cell>
          <table:table-cell office:value-type="float" office:value="55.0919333333334" calcext:value-type="float">
            <text:p>55.0919333333</text:p>
          </table:table-cell>
          <table:table-cell office:value-type="float" office:value="-3.21697222222222" calcext:value-type="float">
            <text:p>-3.2169722222</text:p>
          </table:table-cell>
          <table:table-cell office:value-type="string" calcext:value-type="string">
            <text:p>03402202-0313005</text:p>
          </table:table-cell>
          <table:table-cell office:value-type="float" office:value="55.09193" calcext:value-type="float">
            <text:p>55.09193</text:p>
          </table:table-cell>
          <table:table-cell office:value-type="float" office:value="-3.21698" calcext:value-type="float">
            <text:p>-3.21698</text:p>
          </table:table-cell>
          <table:table-cell office:value-type="float" office:value="17147" calcext:value-type="float">
            <text:p>17147</text:p>
          </table:table-cell>
          <table:table-cell/>
          <table:table-cell office:value-type="float" office:value="5970" calcext:value-type="float">
            <text:p>5970</text:p>
          </table:table-cell>
          <table:table-cell office:value-type="float" office:value="5754.164" calcext:value-type="float">
            <text:p>5754.164</text:p>
          </table:table-cell>
          <table:table-cell office:value-type="float" office:value="5794.8891599" calcext:value-type="float">
            <text:p>5794.8891599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3.116" calcext:value-type="float">
            <text:p>3.116</text:p>
          </table:table-cell>
          <table:table-cell office:value-type="float" office:value="4.14287458913" calcext:value-type="float">
            <text:p>4.1428745891</text:p>
          </table:table-cell>
          <table:table-cell table:number-columns-repeated="2"/>
          <table:table-cell office:value-type="float" office:value="1.27" calcext:value-type="float">
            <text:p>1.2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6.4" calcext:value-type="float">
            <text:p>6.4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-0.871532287833" calcext:value-type="float">
            <text:p>-0.8715322878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39.12" calcext:value-type="float">
            <text:p>39.12</text:p>
          </table:table-cell>
          <table:table-cell office:value-type="float" office:value="0.0256" calcext:value-type="float">
            <text:p>0.0256</text:p>
          </table:table-cell>
          <table:table-cell office:value-type="float" office:value="-100" calcext:value-type="float">
            <text:p>-100</text:p>
          </table:table-cell>
          <table:table-cell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office:value-type="float" office:value="3.8" calcext:value-type="float">
            <text:p>3.8</text:p>
          </table:table-cell>
          <table:table-cell office:value-type="float" office:value="10.09" calcext:value-type="float">
            <text:p>10.09</text:p>
          </table:table-cell>
          <table:table-cell office:value-type="float" office:value="0.57" calcext:value-type="float">
            <text:p>0.57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9489" calcext:value-type="float">
            <text:p>0.9489</text:p>
          </table:table-cell>
          <table:table-cell office:value-type="float" office:value="6.76" calcext:value-type="float">
            <text:p>6.76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Simbad</text:p>
          </table:table-cell>
          <table:table-cell office:value-type="float" office:value="55.09193" calcext:value-type="float">
            <text:p>55.09193</text:p>
          </table:table-cell>
          <table:table-cell office:value-type="float" office:value="-3.21698" calcext:value-type="float">
            <text:p>-3.21698</text:p>
          </table:table-cell>
        </table:table-row>
        <table:table-row table:style-name="ro1">
          <table:table-cell office:value-type="float" office:value="3.224884" calcext:value-type="float">
            <text:p>3.224884</text:p>
          </table:table-cell>
          <table:table-cell office:value-type="float" office:value="140712005201149" calcext:value-type="float">
            <text:p>140712005201149</text:p>
          </table:table-cell>
          <table:table-cell office:value-type="string" calcext:value-type="string">
            <text:p>HIP117880</text:p>
          </table:table-cell>
          <table:table-cell office:value-type="float" office:value="358.65975" calcext:value-type="float">
            <text:p>358.65975</text:p>
          </table:table-cell>
          <table:table-cell office:value-type="float" office:value="-40.3001388888889" calcext:value-type="float">
            <text:p>-40.3001388889</text:p>
          </table:table-cell>
          <table:table-cell office:value-type="string" calcext:value-type="string">
            <text:p>23543859-4018001</text:p>
          </table:table-cell>
          <table:table-cell office:value-type="float" office:value="358.66092" calcext:value-type="float">
            <text:p>358.66092</text:p>
          </table:table-cell>
          <table:table-cell office:value-type="float" office:value="-40.30006" calcext:value-type="float">
            <text:p>-40.30006</text:p>
          </table:table-cell>
          <table:table-cell office:value-type="float" office:value="117880" calcext:value-type="float">
            <text:p>117880</text:p>
          </table:table-cell>
          <table:table-cell/>
          <table:table-cell office:value-type="float" office:value="6236" calcext:value-type="float">
            <text:p>6236</text:p>
          </table:table-cell>
          <table:table-cell office:value-type="float" office:value="5952.555" calcext:value-type="float">
            <text:p>5952.555</text:p>
          </table:table-cell>
          <table:table-cell office:value-type="float" office:value="5971.17253962" calcext:value-type="float">
            <text:p>5971.1725396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3.663" calcext:value-type="float">
            <text:p>3.663</text:p>
          </table:table-cell>
          <table:table-cell office:value-type="float" office:value="4.10236551276" calcext:value-type="float">
            <text:p>4.1023655128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table:number-columns-repeated="2" office:value-type="float" office:value="7.76" calcext:value-type="float">
            <text:p>7.76</text:p>
          </table:table-cell>
          <table:table-cell office:value-type="float" office:value="1.24" calcext:value-type="float">
            <text:p>1.24</text:p>
          </table:table-cell>
          <table:table-cell office:value-type="float" office:value="1.6" calcext:value-type="float">
            <text:p>1.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0901094110165" calcext:value-type="float">
            <text:p>0.09010941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" calcext:value-type="float">
            <text:p>-0.06</text:p>
          </table:table-cell>
          <table:table-cell office:value-type="float" office:value="36.1" calcext:value-type="float">
            <text:p>36.1</text:p>
          </table:table-cell>
          <table:table-cell office:value-type="float" office:value="0.0277" calcext:value-type="float">
            <text:p>0.0277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.51" calcext:value-type="float">
            <text:p>7.51</text:p>
          </table:table-cell>
          <table:table-cell office:value-type="float" office:value="9.46" calcext:value-type="float">
            <text:p>9.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984" calcext:value-type="float">
            <text:p>0.9984</text:p>
          </table:table-cell>
          <table:table-cell office:value-type="float" office:value="7.74" calcext:value-type="float">
            <text:p>7.74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Simbad</text:p>
          </table:table-cell>
          <table:table-cell office:value-type="float" office:value="358.66092" calcext:value-type="float">
            <text:p>358.66092</text:p>
          </table:table-cell>
          <table:table-cell office:value-type="float" office:value="-40.30006" calcext:value-type="float">
            <text:p>-40.30006</text:p>
          </table:table-cell>
        </table:table-row>
        <table:table-row table:style-name="ro1">
          <table:table-cell office:value-type="float" office:value="3.043666" calcext:value-type="float">
            <text:p>3.043666</text:p>
          </table:table-cell>
          <table:table-cell office:value-type="float" office:value="140712005601149" calcext:value-type="float">
            <text:p>140712005601149</text:p>
          </table:table-cell>
          <table:table-cell office:value-type="string" calcext:value-type="string">
            <text:p>HIP3142</text:p>
          </table:table-cell>
          <table:table-cell office:value-type="float" office:value="9.98995833333333" calcext:value-type="float">
            <text:p>9.9899583333</text:p>
          </table:table-cell>
          <table:table-cell office:value-type="float" office:value="-33.9611944444444" calcext:value-type="float">
            <text:p>-33.9611944444</text:p>
          </table:table-cell>
          <table:table-cell office:value-type="string" calcext:value-type="string">
            <text:p>00395779-3357410</text:p>
          </table:table-cell>
          <table:table-cell office:value-type="float" office:value="9.99093" calcext:value-type="float">
            <text:p>9.99093</text:p>
          </table:table-cell>
          <table:table-cell office:value-type="float" office:value="-33.96145" calcext:value-type="float">
            <text:p>-33.96145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float" office:value="6198" calcext:value-type="float">
            <text:p>6198</text:p>
          </table:table-cell>
          <table:table-cell office:value-type="float" office:value="5962.062" calcext:value-type="float">
            <text:p>5962.062</text:p>
          </table:table-cell>
          <table:table-cell office:value-type="float" office:value="6000.88528756" calcext:value-type="float">
            <text:p>6000.88528756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2.976" calcext:value-type="float">
            <text:p>2.976</text:p>
          </table:table-cell>
          <table:table-cell office:value-type="float" office:value="3.9994345517" calcext:value-type="float">
            <text:p>3.9994345517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table:number-columns-repeated="2" office:value-type="float" office:value="7.18" calcext:value-type="float">
            <text:p>7.18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0.441062929721" calcext:value-type="float">
            <text:p>-0.441062929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" calcext:value-type="float">
            <text:p>-0.1</text:p>
          </table:table-cell>
          <table:table-cell office:value-type="float" office:value="0.02" calcext:value-type="float">
            <text:p>0.02</text:p>
          </table:table-cell>
          <table:table-cell office:value-type="float" office:value="24.9" calcext:value-type="float">
            <text:p>24.9</text:p>
          </table:table-cell>
          <table:table-cell office:value-type="float" office:value="0.0402" calcext:value-type="float">
            <text:p>0.0402</text:p>
          </table:table-cell>
          <table:table-cell office:value-type="float" office:value="-33" calcext:value-type="float">
            <text:p>-33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office:value-type="float" office:value="5.96" calcext:value-type="float">
            <text:p>5.96</text:p>
          </table:table-cell>
          <table:table-cell office:value-type="float" office:value="8.8" calcext:value-type="float">
            <text:p>8.8</text:p>
          </table:table-cell>
          <table:table-cell office:value-type="float" office:value="0.23" calcext:value-type="float">
            <text:p>0.23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9531" calcext:value-type="float">
            <text:p>0.9531</text:p>
          </table:table-cell>
          <table:table-cell office:value-type="float" office:value="7.18" calcext:value-type="float">
            <text:p>7.18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Simbad</text:p>
          </table:table-cell>
          <table:table-cell office:value-type="float" office:value="9.99093" calcext:value-type="float">
            <text:p>9.99093</text:p>
          </table:table-cell>
          <table:table-cell office:value-type="float" office:value="-33.96145" calcext:value-type="float">
            <text:p>-33.96145</text:p>
          </table:table-cell>
        </table:table-row>
        <table:table-row table:style-name="ro1">
          <table:table-cell office:value-type="float" office:value="0.048007" calcext:value-type="float">
            <text:p>0.048007</text:p>
          </table:table-cell>
          <table:table-cell office:value-type="float" office:value="140806005301134" calcext:value-type="float">
            <text:p>140806005301134</text:p>
          </table:table-cell>
          <table:table-cell office:value-type="string" calcext:value-type="string">
            <text:p>Epsilon_For</text:p>
          </table:table-cell>
          <table:table-cell office:value-type="float" office:value="45.40683" calcext:value-type="float">
            <text:p>45.40683</text:p>
          </table:table-cell>
          <table:table-cell office:value-type="float" office:value="-28.09156" calcext:value-type="float">
            <text:p>-28.09156</text:p>
          </table:table-cell>
          <table:table-cell office:value-type="string" calcext:value-type="string">
            <text:p>03013762-2805289</text:p>
          </table:table-cell>
          <table:table-cell office:value-type="float" office:value="45.40682" calcext:value-type="float">
            <text:p>45.40682</text:p>
          </table:table-cell>
          <table:table-cell office:value-type="float" office:value="-28.09155" calcext:value-type="float">
            <text:p>-28.09155</text:p>
          </table:table-cell>
          <table:table-cell office:value-type="float" office:value="14086" calcext:value-type="float">
            <text:p>14086</text:p>
          </table:table-cell>
          <table:table-cell/>
          <table:table-cell office:value-type="float" office:value="5095" calcext:value-type="float">
            <text:p>5095</text:p>
          </table:table-cell>
          <table:table-cell office:value-type="float" office:value="5103.513" calcext:value-type="float">
            <text:p>5103.513</text:p>
          </table:table-cell>
          <table:table-cell office:value-type="float" office:value="5072.3615142" calcext:value-type="float">
            <text:p>5072.3615142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039" calcext:value-type="float">
            <text:p>3.039</text:p>
          </table:table-cell>
          <table:table-cell office:value-type="float" office:value="3.41609434823" calcext:value-type="float">
            <text:p>3.4160943482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table:number-columns-repeated="2" office:value-type="float" office:value="7.02" calcext:value-type="float">
            <text:p>7.02</text:p>
          </table:table-cell>
          <table:table-cell office:value-type="float" office:value="0.95" calcext:value-type="float">
            <text:p>0.95</text:p>
          </table:table-cell>
          <table:table-cell office:value-type="float" office:value="8.6" calcext:value-type="float">
            <text:p>8.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0.591919468507" calcext:value-type="float">
            <text:p>-0.591919468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31.06" calcext:value-type="float">
            <text:p>31.06</text:p>
          </table:table-cell>
          <table:table-cell office:value-type="float" office:value="0.0322" calcext:value-type="float">
            <text:p>0.0322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-9" calcext:value-type="float">
            <text:p>-9</text:p>
          </table:table-cell>
          <table:table-cell office:value-type="float" office:value="4.26" calcext:value-type="float">
            <text:p>4.26</text:p>
          </table:table-cell>
          <table:table-cell office:value-type="float" office:value="8.59" calcext:value-type="float">
            <text:p>8.59</text:p>
          </table:table-cell>
          <table:table-cell office:value-type="float" office:value="0.1" calcext:value-type="float">
            <text:p>0.1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9169" calcext:value-type="float">
            <text:p>0.9169</text:p>
          </table:table-cell>
          <table:table-cell office:value-type="float" office:value="7.01" calcext:value-type="float">
            <text:p>7.01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Simbad</text:p>
          </table:table-cell>
          <table:table-cell office:value-type="float" office:value="45.40682" calcext:value-type="float">
            <text:p>45.40682</text:p>
          </table:table-cell>
          <table:table-cell office:value-type="float" office:value="-28.09155" calcext:value-type="float">
            <text:p>-28.09155</text:p>
          </table:table-cell>
        </table:table-row>
        <table:table-row table:style-name="ro1">
          <table:table-cell office:value-type="float" office:value="0.164375" calcext:value-type="float">
            <text:p>0.164375</text:p>
          </table:table-cell>
          <table:table-cell office:value-type="float" office:value="140807002101174" calcext:value-type="float">
            <text:p>140807002101174</text:p>
          </table:table-cell>
          <table:table-cell office:value-type="string" calcext:value-type="string">
            <text:p>HIP_87523</text:p>
          </table:table-cell>
          <table:table-cell office:value-type="float" office:value="268.219064" calcext:value-type="float">
            <text:p>268.219064</text:p>
          </table:table-cell>
          <table:table-cell office:value-type="float" office:value="-41.996567" calcext:value-type="float">
            <text:p>-41.996567</text:p>
          </table:table-cell>
          <table:table-cell office:value-type="string" calcext:value-type="string">
            <text:p>17525257-4159476</text:p>
          </table:table-cell>
          <table:table-cell office:value-type="float" office:value="268.2191" calcext:value-type="float">
            <text:p>268.2191</text:p>
          </table:table-cell>
          <table:table-cell office:value-type="float" office:value="-41.99653" calcext:value-type="float">
            <text:p>-41.99653</text:p>
          </table:table-cell>
          <table:table-cell office:value-type="float" office:value="87523" calcext:value-type="float">
            <text:p>87523</text:p>
          </table:table-cell>
          <table:table-cell/>
          <table:table-cell office:value-type="float" office:value="6135" calcext:value-type="float">
            <text:p>6135</text:p>
          </table:table-cell>
          <table:table-cell office:value-type="float" office:value="5901.868" calcext:value-type="float">
            <text:p>5901.868</text:p>
          </table:table-cell>
          <table:table-cell office:value-type="float" office:value="5973.21339928" calcext:value-type="float">
            <text:p>5973.21339928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3.092" calcext:value-type="float">
            <text:p>3.092</text:p>
          </table:table-cell>
          <table:table-cell office:value-type="float" office:value="3.99786678697" calcext:value-type="float">
            <text:p>3.997866787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table:number-columns-repeated="2" office:value-type="float" office:value="7.22" calcext:value-type="float">
            <text:p>7.22</text:p>
          </table:table-cell>
          <table:table-cell office:value-type="float" office:value="1.04" calcext:value-type="float">
            <text:p>1.04</text:p>
          </table:table-cell>
          <table:table-cell office:value-type="float" office:value="5.5" calcext:value-type="float">
            <text:p>5.5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-0.3906512479" calcext:value-type="float">
            <text:p>-0.390651247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9" calcext:value-type="float">
            <text:p>0.09</text:p>
          </table:table-cell>
          <table:table-cell office:value-type="float" office:value="31.63" calcext:value-type="float">
            <text:p>31.63</text:p>
          </table:table-cell>
          <table:table-cell office:value-type="float" office:value="0.0316" calcext:value-type="float">
            <text:p>0.031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8.25" calcext:value-type="float">
            <text:p>8.25</text:p>
          </table:table-cell>
          <table:table-cell office:value-type="float" office:value="9.04" calcext:value-type="float">
            <text:p>9.04</text:p>
          </table:table-cell>
          <table:table-cell office:value-type="float" office:value="0.29" calcext:value-type="float">
            <text:p>0.29</text:p>
          </table:table-cell>
          <table:table-cell office:value-type="float" office:value="0.0455" calcext:value-type="float">
            <text:p>0.0455</text:p>
          </table:table-cell>
          <table:table-cell office:value-type="float" office:value="1.0033" calcext:value-type="float">
            <text:p>1.0033</text:p>
          </table:table-cell>
          <table:table-cell office:value-type="float" office:value="7.2" calcext:value-type="float">
            <text:p>7.2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Simbad</text:p>
          </table:table-cell>
          <table:table-cell office:value-type="float" office:value="268.2191" calcext:value-type="float">
            <text:p>268.2191</text:p>
          </table:table-cell>
          <table:table-cell office:value-type="float" office:value="-41.99653" calcext:value-type="float">
            <text:p>-41.99653</text:p>
          </table:table-cell>
        </table:table-row>
        <table:table-row table:style-name="ro1">
          <table:table-cell office:value-type="float" office:value="0.196931" calcext:value-type="float">
            <text:p>0.196931</text:p>
          </table:table-cell>
          <table:table-cell office:value-type="float" office:value="141231005201176" calcext:value-type="float">
            <text:p>141231005201176</text:p>
          </table:table-cell>
          <table:table-cell office:value-type="string" calcext:value-type="string">
            <text:p>HD84937</text:p>
          </table:table-cell>
          <table:table-cell office:value-type="float" office:value="147.233731" calcext:value-type="float">
            <text:p>147.233731</text:p>
          </table:table-cell>
          <table:table-cell office:value-type="float" office:value="13.744314" calcext:value-type="float">
            <text:p>13.744314</text:p>
          </table:table-cell>
          <table:table-cell office:value-type="string" calcext:value-type="string">
            <text:p>09485609+1344395</text:p>
          </table:table-cell>
          <table:table-cell office:value-type="float" office:value="147.23374" calcext:value-type="float">
            <text:p>147.23374</text:p>
          </table:table-cell>
          <table:table-cell office:value-type="float" office:value="13.74426" calcext:value-type="float">
            <text:p>13.74426</text:p>
          </table:table-cell>
          <table:table-cell office:value-type="float" office:value="48152" calcext:value-type="float">
            <text:p>48152</text:p>
          </table:table-cell>
          <table:table-cell/>
          <table:table-cell office:value-type="float" office:value="6541" calcext:value-type="float">
            <text:p>6541</text:p>
          </table:table-cell>
          <table:table-cell office:value-type="float" office:value="6060.77" calcext:value-type="float">
            <text:p>6060.77</text:p>
          </table:table-cell>
          <table:table-cell office:value-type="float" office:value="6104.01175882" calcext:value-type="float">
            <text:p>6104.01175882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0.937" calcext:value-type="float">
            <text:p>0.937</text:p>
          </table:table-cell>
          <table:table-cell office:value-type="float" office:value="4.0300217683" calcext:value-type="float">
            <text:p>4.030021768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5.64" calcext:value-type="float">
            <text:p>5.64</text:p>
          </table:table-cell>
          <table:table-cell office:value-type="float" office:value="5.63" calcext:value-type="float">
            <text:p>5.63</text:p>
          </table:table-cell>
          <table:table-cell office:value-type="float" office:value="0.82" calcext:value-type="float">
            <text:p>0.82</text:p>
          </table:table-cell>
          <table:table-cell office:value-type="float" office:value="10.2" calcext:value-type="float">
            <text:p>10.2</text:p>
          </table:table-cell>
          <table:table-cell office:value-type="float" office:value="-1.92" calcext:value-type="float">
            <text:p>-1.92</text:p>
          </table:table-cell>
          <table:table-cell/>
          <table:table-cell office:value-type="float" office:value="-1.25609182398" calcext:value-type="float">
            <text:p>-1.256091824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13.74" calcext:value-type="float">
            <text:p>13.74</text:p>
          </table:table-cell>
          <table:table-cell office:value-type="float" office:value="0.0727" calcext:value-type="float">
            <text:p>0.0727</text:p>
          </table:table-cell>
          <table:table-cell office:value-type="float" office:value="215" calcext:value-type="float">
            <text:p>215</text:p>
          </table:table-cell>
          <table:table-cell office:value-type="float" office:value="-203" calcext:value-type="float">
            <text:p>-20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4.03" calcext:value-type="float">
            <text:p>14.03</text:p>
          </table:table-cell>
          <table:table-cell office:value-type="float" office:value="8.25" calcext:value-type="float">
            <text:p>8.25</text:p>
          </table:table-cell>
          <table:table-cell office:value-type="float" office:value="0.9653" calcext:value-type="float">
            <text:p>0.9653</text:p>
          </table:table-cell>
          <table:table-cell office:value-type="float" office:value="1.0259" calcext:value-type="float">
            <text:p>1.0259</text:p>
          </table:table-cell>
          <table:table-cell office:value-type="float" office:value="5.65" calcext:value-type="float">
            <text:p>5.6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imbad</text:p>
          </table:table-cell>
          <table:table-cell office:value-type="float" office:value="147.23374" calcext:value-type="float">
            <text:p>147.23374</text:p>
          </table:table-cell>
          <table:table-cell office:value-type="float" office:value="13.74426" calcext:value-type="float">
            <text:p>13.74426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 table:number-columns-repeated="11"/>
          <table:table-cell table:formula="of:=[.K2]-[.L2]" office:value-type="float" office:value="124.566" calcext:value-type="float">
            <text:p>124.566</text:p>
          </table:table-cell>
          <table:table-cell table:formula="of:=[.K2]-[.M2]" office:value-type="float" office:value="68.3068990399997" calcext:value-type="float">
            <text:p>68.30689904</text:p>
          </table:table-cell>
          <table:table-cell table:number-columns-repeated="2"/>
          <table:table-cell table:formula="of:=[.O2]-[.P2]" office:value-type="float" office:value="0.527" calcext:value-type="float">
            <text:p>0.527</text:p>
          </table:table-cell>
          <table:table-cell table:formula="of:=[.O2]-[.Q2]" office:value-type="float" office:value="0.11882129516" calcext:value-type="float">
            <text:p>0.1188212952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3]-[.L3]" office:value-type="float" office:value="420.885" calcext:value-type="float">
            <text:p>420.885</text:p>
          </table:table-cell>
          <table:table-cell table:formula="of:=[.K3]-[.M3]" office:value-type="float" office:value="455.53789567" calcext:value-type="float">
            <text:p>455.53789567</text:p>
          </table:table-cell>
          <table:table-cell table:number-columns-repeated="2"/>
          <table:table-cell table:formula="of:=[.O3]-[.P3]" office:value-type="float" office:value="2.466" calcext:value-type="float">
            <text:p>2.466</text:p>
          </table:table-cell>
          <table:table-cell table:formula="of:=[.O3]-[.Q3]" office:value-type="float" office:value="0.2323929119" calcext:value-type="float">
            <text:p>0.2323929119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4]-[.L4]" office:value-type="float" office:value="159.788" calcext:value-type="float">
            <text:p>159.788</text:p>
          </table:table-cell>
          <table:table-cell table:formula="of:=[.K4]-[.M4]" office:value-type="float" office:value="118.09414952" calcext:value-type="float">
            <text:p>118.09414952</text:p>
          </table:table-cell>
          <table:table-cell table:number-columns-repeated="2"/>
          <table:table-cell table:formula="of:=[.O4]-[.P4]" office:value-type="float" office:value="0.756" calcext:value-type="float">
            <text:p>0.756</text:p>
          </table:table-cell>
          <table:table-cell table:formula="of:=[.O4]-[.Q4]" office:value-type="float" office:value="-0.0153964375100002" calcext:value-type="float">
            <text:p>-0.0153964375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5]-[.L5]" office:value-type="float" office:value="262.572" calcext:value-type="float">
            <text:p>262.572</text:p>
          </table:table-cell>
          <table:table-cell table:formula="of:=[.K5]-[.M5]" office:value-type="float" office:value="279.59983998" calcext:value-type="float">
            <text:p>279.59983998</text:p>
          </table:table-cell>
          <table:table-cell table:number-columns-repeated="2"/>
          <table:table-cell table:formula="of:=[.O5]-[.P5]" office:value-type="float" office:value="0.696" calcext:value-type="float">
            <text:p>0.696</text:p>
          </table:table-cell>
          <table:table-cell table:formula="of:=[.O5]-[.Q5]" office:value-type="float" office:value="0.43727453337" calcext:value-type="float">
            <text:p>0.4372745334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6]-[.L6]" office:value-type="float" office:value="265.166" calcext:value-type="float">
            <text:p>265.166</text:p>
          </table:table-cell>
          <table:table-cell table:formula="of:=[.K6]-[.M6]" office:value-type="float" office:value="237.56463527" calcext:value-type="float">
            <text:p>237.56463527</text:p>
          </table:table-cell>
          <table:table-cell table:number-columns-repeated="2"/>
          <table:table-cell table:formula="of:=[.O6]-[.P6]" office:value-type="float" office:value="0.76" calcext:value-type="float">
            <text:p>0.76</text:p>
          </table:table-cell>
          <table:table-cell table:formula="of:=[.O6]-[.Q6]" office:value-type="float" office:value="0.190261602030001" calcext:value-type="float">
            <text:p>0.190261602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7]-[.L7]" office:value-type="float" office:value="242.995" calcext:value-type="float">
            <text:p>242.995</text:p>
          </table:table-cell>
          <table:table-cell table:formula="of:=[.K7]-[.M7]" office:value-type="float" office:value="220.12940509" calcext:value-type="float">
            <text:p>220.12940509</text:p>
          </table:table-cell>
          <table:table-cell table:number-columns-repeated="2"/>
          <table:table-cell table:formula="of:=[.O7]-[.P7]" office:value-type="float" office:value="1.385" calcext:value-type="float">
            <text:p>1.385</text:p>
          </table:table-cell>
          <table:table-cell table:formula="of:=[.O7]-[.Q7]" office:value-type="float" office:value="0.20231206144" calcext:value-type="float">
            <text:p>0.2023120614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8]-[.L8]" office:value-type="float" office:value="98.9359999999997" calcext:value-type="float">
            <text:p>98.936</text:p>
          </table:table-cell>
          <table:table-cell table:formula="of:=[.K8]-[.M8]" office:value-type="float" office:value="62.5253694599996" calcext:value-type="float">
            <text:p>62.52536946</text:p>
          </table:table-cell>
          <table:table-cell table:number-columns-repeated="2"/>
          <table:table-cell table:formula="of:=[.O8]-[.P8]" office:value-type="float" office:value="0.237" calcext:value-type="float">
            <text:p>0.237</text:p>
          </table:table-cell>
          <table:table-cell table:formula="of:=[.O8]-[.Q8]" office:value-type="float" office:value="-0.0432514676299993" calcext:value-type="float">
            <text:p>-0.0432514676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9]-[.L9]" office:value-type="float" office:value="118.348" calcext:value-type="float">
            <text:p>118.348</text:p>
          </table:table-cell>
          <table:table-cell table:formula="of:=[.K9]-[.M9]" office:value-type="float" office:value="68.4909506499998" calcext:value-type="float">
            <text:p>68.49095065</text:p>
          </table:table-cell>
          <table:table-cell table:number-columns-repeated="2"/>
          <table:table-cell table:formula="of:=[.O9]-[.P9]" office:value-type="float" office:value="0.569" calcext:value-type="float">
            <text:p>0.569</text:p>
          </table:table-cell>
          <table:table-cell table:formula="of:=[.O9]-[.Q9]" office:value-type="float" office:value="-0.01600951094" calcext:value-type="float">
            <text:p>-0.0160095109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0]-[.L10]" office:value-type="float" office:value="78.1390000000001" calcext:value-type="float">
            <text:p>78.139</text:p>
          </table:table-cell>
          <table:table-cell table:formula="of:=[.K10]-[.M10]" office:value-type="float" office:value="34.1690363600001" calcext:value-type="float">
            <text:p>34.16903636</text:p>
          </table:table-cell>
          <table:table-cell table:number-columns-repeated="2"/>
          <table:table-cell table:formula="of:=[.O10]-[.P10]" office:value-type="float" office:value="0.228" calcext:value-type="float">
            <text:p>0.228</text:p>
          </table:table-cell>
          <table:table-cell table:formula="of:=[.O10]-[.Q10]" office:value-type="float" office:value="0.02409092622" calcext:value-type="float">
            <text:p>0.0240909262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1]-[.L11]" office:value-type="float" office:value="215.836" calcext:value-type="float">
            <text:p>215.836</text:p>
          </table:table-cell>
          <table:table-cell table:formula="of:=[.K11]-[.M11]" office:value-type="float" office:value="175.1108401" calcext:value-type="float">
            <text:p>175.1108401</text:p>
          </table:table-cell>
          <table:table-cell table:number-columns-repeated="2"/>
          <table:table-cell table:formula="of:=[.O11]-[.P11]" office:value-type="float" office:value="1.404" calcext:value-type="float">
            <text:p>1.404</text:p>
          </table:table-cell>
          <table:table-cell table:formula="of:=[.O11]-[.Q11]" office:value-type="float" office:value="0.37712541087" calcext:value-type="float">
            <text:p>0.3771254109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2]-[.L12]" office:value-type="float" office:value="283.445" calcext:value-type="float">
            <text:p>283.445</text:p>
          </table:table-cell>
          <table:table-cell table:formula="of:=[.K12]-[.M12]" office:value-type="float" office:value="264.82746038" calcext:value-type="float">
            <text:p>264.82746038</text:p>
          </table:table-cell>
          <table:table-cell table:number-columns-repeated="2"/>
          <table:table-cell table:formula="of:=[.O12]-[.P12]" office:value-type="float" office:value="0.797" calcext:value-type="float">
            <text:p>0.797</text:p>
          </table:table-cell>
          <table:table-cell table:formula="of:=[.O12]-[.Q12]" office:value-type="float" office:value="0.35763448724" calcext:value-type="float">
            <text:p>0.3576344872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3]-[.L13]" office:value-type="float" office:value="235.938" calcext:value-type="float">
            <text:p>235.938</text:p>
          </table:table-cell>
          <table:table-cell table:formula="of:=[.K13]-[.M13]" office:value-type="float" office:value="197.11471244" calcext:value-type="float">
            <text:p>197.11471244</text:p>
          </table:table-cell>
          <table:table-cell table:number-columns-repeated="2"/>
          <table:table-cell table:formula="of:=[.O13]-[.P13]" office:value-type="float" office:value="1.204" calcext:value-type="float">
            <text:p>1.204</text:p>
          </table:table-cell>
          <table:table-cell table:formula="of:=[.O13]-[.Q13]" office:value-type="float" office:value="0.180565448299999" calcext:value-type="float">
            <text:p>0.1805654483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4]-[.L14]" office:value-type="float" office:value="-8.51299999999992" calcext:value-type="float">
            <text:p>-8.513</text:p>
          </table:table-cell>
          <table:table-cell table:formula="of:=[.K14]-[.M14]" office:value-type="float" office:value="22.6384858000001" calcext:value-type="float">
            <text:p>22.6384858</text:p>
          </table:table-cell>
          <table:table-cell table:number-columns-repeated="2"/>
          <table:table-cell table:formula="of:=[.O14]-[.P14]" office:value-type="float" office:value="0.431" calcext:value-type="float">
            <text:p>0.431</text:p>
          </table:table-cell>
          <table:table-cell table:formula="of:=[.O14]-[.Q14]" office:value-type="float" office:value="0.0539056517700001" calcext:value-type="float">
            <text:p>0.0539056518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5]-[.L15]" office:value-type="float" office:value="233.132" calcext:value-type="float">
            <text:p>233.132</text:p>
          </table:table-cell>
          <table:table-cell table:formula="of:=[.K15]-[.M15]" office:value-type="float" office:value="161.78660072" calcext:value-type="float">
            <text:p>161.78660072</text:p>
          </table:table-cell>
          <table:table-cell table:number-columns-repeated="2"/>
          <table:table-cell table:formula="of:=[.O15]-[.P15]" office:value-type="float" office:value="1.098" calcext:value-type="float">
            <text:p>1.098</text:p>
          </table:table-cell>
          <table:table-cell table:formula="of:=[.O15]-[.Q15]" office:value-type="float" office:value="0.19213321303" calcext:value-type="float">
            <text:p>0.192133213</text:p>
          </table:table-cell>
          <table:table-cell table:number-columns-repeated="38"/>
        </table:table-row>
        <table:table-row table:style-name="ro1">
          <table:table-cell table:number-columns-repeated="11"/>
          <table:table-cell table:formula="of:=[.K16]-[.L16]" office:value-type="float" office:value="480.23" calcext:value-type="float">
            <text:p>480.23</text:p>
          </table:table-cell>
          <table:table-cell table:formula="of:=[.K16]-[.M16]" office:value-type="float" office:value="436.98824118" calcext:value-type="float">
            <text:p>436.98824118</text:p>
          </table:table-cell>
          <table:table-cell table:number-columns-repeated="2"/>
          <table:table-cell table:formula="of:=[.O16]-[.P16]" office:value-type="float" office:value="3.293" calcext:value-type="float">
            <text:p>3.293</text:p>
          </table:table-cell>
          <table:table-cell table:formula="of:=[.O16]-[.Q16]" office:value-type="float" office:value="0.1999782317" calcext:value-type="float">
            <text:p>0.1999782317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3:05:50.013104955</dc:date>
    <meta:editing-duration>PT10M17S</meta:editing-duration>
    <meta:editing-cycles>1</meta:editing-cycles>
    <meta:document-statistic meta:table-count="1" meta:cell-count="838" meta:object-count="0"/>
    <meta:generator>LibreOffice/5.1.6.2$Linux_X86_64 LibreOffice_project/10m0$Build-2</meta:generator>
  </office:meta>
</office:document-meta>
</file>